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thing interesting happened </text:p>
      <text:p text:style-name="Standard"/>
      <text:p text:style-name="Standard">It's Sunday Feb 21, 2016 and something interesting happened with my running today. <text:s/>Yesterday I ran a 20 miler in preparation for a 50K in a few weeks. <text:s/>It was a good run and today when I went out to run I felt somewhat stiff and tired. <text:s/>I decided to try something I had never tried the day after a long run. <text:s/>I set my GPS to beep every 0.25miles. <text:s/>I walked the first 0.25, when the GPS beeped I ran until it beeped again. <text:s/>I kept doing this alternating running and walking every 0.25 miles. In the beginning I didn't have energy and incentive to walk or run very fast. <text:s/>I thought I would just cover 3 miles. As the workout went on I felt better and better. <text:s/>By 3 miles I was feeling really good so I kept <text:s/>going. In the beginning I was walking at a pace near 15:40/mi and running at 11:32/mi. <text:s/>By the 4th mile I was walking near 13:30/mi and running near 9:00/mi so I went on for a total of 5 miles. <text:s/>As I write this 4 hours later I still feel pretty good. <text:s/>I am not too stiff. <text:s/>I wonder how I will feel tomorrow. Maybe I found a good workout for the day after a long run. </text:p>
      <text:p text:style-name="Standard"/>
      <text:p text:style-name="Standard">It's now Monday Feb 22, 2016. I ran only 2 miles today on a slightly hilly road course. <text:s/>I am usually stiff 2 days after a long run but I wasn't stiff at all just a little tired. Average pace 8:27/mi. I am going to try yesterday's workout again after my next long run. </text:p>
      <text:p text:style-name="Standard"/>
      <text:p text:style-name="P1">UPDATE</text:p>
      <text:p text:style-name="P1"/>
      <text:p text:style-name="P2">It's Sunday March 6, 2016. <text:s/>Two weeks ago I did a 20 mile training run and the next day I did the walk/run workout described above with good results. <text:s/>Yesterday I completed the Green Jewel 50K and today I repeated the walk/run workout with simililar results as 2 weeks ago. <text:s/>It will be interesting to find out how I will feel tomorr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24T17:21:50.79</meta:creation-date>
    <dc:date>2016-03-06T17:54:56.66</dc:date>
    <dc:creator>James Lombardi</dc:creator>
    <meta:editing-duration>PT13M58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5" meta:word-count="336" meta:character-count="1715"/>
  </office:meta>
</office:document-meta>
</file>